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" svg:font-family="Times" style:font-family-generic="system" style:font-pitch="variable" svg:panose-1="0 0 5 0 0 0 0 2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Friz Quadrata" svg:font-family="Friz Quadrata" style:font-family-generic="system" style:font-pitch="variable" svg:panose-1="2 11 6 4 2 2 2 2 2 4"/>
    <style:font-face style:name="Optima" svg:font-family="Optima" style:font-family-generic="system" style:font-pitch="variable" svg:panose-1="2 0 5 3 6 0 0 2 0 4"/>
    <style:font-face style:name="Lucida Grande" svg:font-family="Lucida Grande" style:font-family-generic="swiss" style:font-pitch="variable" svg:panose-1="2 11 6 0 4 5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linesplus" style:master-page-name="MPF0" style:family="paragraph">
      <style:paragraph-properties fo:break-before="page"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2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3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" style:parent-style-name="linesplus" style:family="paragraph">
      <style:paragraph-properties fo:text-align="justify" fo:line-height="100%" fo:background-color="#FFFFFF"/>
    </style:style>
    <style:style style:name="T6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7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8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9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0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1" style:parent-style-name="DefaultParagraphFont" style:family="text">
      <style:text-properties style:font-name="Arial" style:font-name-complex="Times New Roman" fo:font-style="italic" style:font-style-asian="italic" style:font-style-complex="italic" fo:color="#333333" fo:letter-spacing="normal" fo:font-size="12pt" style:font-size-asian="12pt" style:font-size-complex="12pt" style:language-asian="zh" style:country-asian="CN"/>
    </style:style>
    <style:style style:name="T12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3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4" style:parent-style-name="DefaultParagraphFont" style:family="text">
      <style:text-properties style:font-name="Arial" style:font-name-complex="Times New Roman" fo:font-style="italic" style:font-style-asian="italic" style:font-style-complex="italic" fo:color="#333333" fo:letter-spacing="normal" fo:font-size="12pt" style:font-size-asian="12pt" style:font-size-complex="12pt" style:language-asian="zh" style:country-asian="CN"/>
    </style:style>
    <style:style style:name="T15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6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7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8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19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0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1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2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3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4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5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6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7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8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29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0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1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2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3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4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5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6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7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8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39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40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41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42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43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T44" style:parent-style-name="DefaultParagraphFont" style:family="text"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5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6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7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8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49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0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1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2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3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4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5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6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7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8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59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60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61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62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  <style:style style:name="P63" style:parent-style-name="linesplus" style:family="paragraph">
      <style:paragraph-properties fo:text-align="justify" fo:line-height="100%" fo:background-color="#FFFFFF"/>
      <style:text-properties style:font-name="Arial" style:font-name-complex="Times New Roman" fo:color="#333333" fo:letter-spacing="normal" fo:font-size="12pt" style:font-size-asian="12pt" style:font-size-complex="12pt" style:language-asian="zh" style:country-asian="CN"/>
    </style:style>
  </office:automatic-styles>
  <office:body>
    <office:text text:use-soft-page-breaks="true">
      <text:p text:style-name="P1">Dear Editors,</text:p>
      <text:p text:style-name="P2"/>
      <text:p text:style-name="P3">Please consider our article entitled ``Multiway Spherical Clustering via Degree-Corrected Tensor Block Models'' for publication in<text:s/>the<text:s/>IEEE Transactions on Information Theory.</text:p>
      <text:p text:style-name="P4"/>
      <text:p text:style-name="P5"><text:span text:style-name="T6">In this manuscript,<text:s/></text:span><text:span text:style-name="T7">we</text:span><text:span text:style-name="T8"><text:s/></text:span><text:span text:style-name="T9">investigate</text:span><text:span text:style-name="T10"><text:s/>the</text:span><text:span text:style-name="T11"><text:s/>degree-corrected tensor block model</text:span><text:span text:style-name="T12"><text:s/>(dTBM)</text:span><text:span text:style-name="T13"><text:s/>for<text:s/></text:span><text:span text:style-name="T14">higher-order clustering</text:span><text:span text:style-name="T15">.</text:span><text:span text:style-name="T16"><text:s/>Higher-order clustering aims to</text:span><text:span text:style-name="T17"><text:s/></text:span><text:span text:style-name="T18">i</text:span><text:span text:style-name="T19">dentif</text:span><text:span text:style-name="T20">y</text:span><text:span text:style-name="T21"><text:s/>the checkerboard structure in<text:s/></text:span><text:span text:style-name="T22">the</text:span><text:span text:style-name="T23"><text:s/>nois</text:span><text:span text:style-name="T24">y</text:span><text:span text:style-name="T25"><text:s/>tensor</text:span><text:span text:style-name="T26"><text:s/>observation</text:span><text:span text:style-name="T27">s collected in</text:span><text:span text:style-name="T28"><text:s/>social network</text:span><text:span text:style-name="T29">s</text:span><text:span text:style-name="T30">, neuroscience, genetics, and computer science.<text:s/></text:span><text:span text:style-name="T31">Compared with classical tensor block model, dTBM models both block and individual effects and assumes a</text:span><text:span text:style-name="T32"><text:s/></text:span><text:span text:style-name="T33">more<text:s/></text:span><text:span text:style-name="T34">flexible</text:span><text:span text:style-name="T35"><text:s/></text:span><text:span text:style-name="T36">structure in higher-order clustering.<text:s/></text:span><text:span text:style-name="T37">However, the theoretical<text:s/></text:span><text:span text:style-name="T38">properties<text:s/></text:span><text:span text:style-name="T39">of dTBM are not<text:s/></text:span><text:span text:style-name="T40">fully studied<text:s/></text:span><text:span text:style-name="T41">in prior works yet. Studying the<text:s/></text:span><text:span text:style-name="T42">statistical and computational limits<text:s/></text:span><text:span text:style-name="T43">of dTBM and developing an optimal algorithm</text:span><text:span text:style-name="T44"><text:s/>are of necessity and importance to the field of higher-order clustering.</text:span></text:p>
      <text:p text:style-name="P45"/>
      <text:p text:style-name="P46">We<text:s/>present the phase transition of clustering performance under dTBM based on the notion of angle separability. We characterize three signal-to-noise regimes corresponding to different<text:s/>statistical-computational behaviors. In particularly, we demonstrate that<text:s/>an intrinsic statistical-to-computational gap emerges only for tensors of order three or greater.<text:s/>Further, we<text:s/>develop an efficient polynomial-time algorithm that provably achieves exact clustering under mild signal conditions.<text:s/>The efficacy of our procedure is verified by two applications on human brain connectome project and Peru Legislation networks datasets.<text:s/></text:p>
      <text:p text:style-name="P47"/>
      <text:p text:style-name="P48">A previous version of this manuscript has been<text:s/>submitted for the<text:s/>25th International Conference on Artificial Intelligence and Statistics. Compared with prior submission, we add<text:s/>one new section for the proof sketches and<text:s/>two new sub-sections<text:s/>for the<text:s/>motivating examples and<text:s/>algorithm extension with practical issues.<text:s/>More thorough related works,<text:s/>illustrative explanations and remarks for our procedure, and a new experiment for new parameter selection strategy are also added in our current manuscript.<text:s/>The new contents<text:s/>providing new theoretical and practical discussions are believed to benefit<text:s/>the<text:s/>readers’<text:s/>understanding<text:s/>and the practical usage of our algorithm.</text:p>
      <text:p text:style-name="P49"/>
      <text:p text:style-name="P50">(dataset and software)</text:p>
      <text:p text:style-name="P51"/>
      <text:p text:style-name="P52">We believe our results will be of interest to a<text:s/>very broad readership<text:s/>–<text:s/>from those interested in new theoretical results to those interested in efficient practical algorithm in higher-order clustering with social networks, neuroscience applications.<text:s/></text:p>
      <text:p text:style-name="P53"/>
      <text:p text:style-name="P54">We appreciate your consideration.</text:p>
      <text:p text:style-name="P55"/>
      <text:p text:style-name="P56"/>
      <text:p text:style-name="P57">Sincerely,</text:p>
      <text:p text:style-name="P58"/>
      <text:p text:style-name="P59"><text:tab/><text:tab/><text:tab/><text:tab/><text:tab/><text:tab/><text:tab/></text:p>
      <text:p text:style-name="P60">Miaoyan Wang,</text:p>
      <text:p text:style-name="P61">Assistant Professor of<text:s/>Statistics</text:p>
      <text:p text:style-name="P62">University of Wisconsin-Madison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" svg:font-family="Times" style:font-family-generic="system" style:font-pitch="variable" svg:panose-1="0 0 5 0 0 0 0 2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Friz Quadrata" svg:font-family="Friz Quadrata" style:font-family-generic="system" style:font-pitch="variable" svg:panose-1="2 11 6 4 2 2 2 2 2 4"/>
    <style:font-face style:name="Optima" svg:font-family="Optima" style:font-family-generic="system" style:font-pitch="variable" svg:panose-1="2 0 5 3 6 0 0 2 0 4"/>
    <style:font-face style:name="Lucida Grande" svg:font-family="Lucida Grande" style:font-family-generic="swiss" style:font-pitch="variable" svg:panose-1="2 11 6 0 4 5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bo" style:country-complex="C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" fo:color="#365F91" fo:font-size="16pt" style:font-size-asian="16pt" style:font-size-complex="1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/>
      <style:text-properties style:font-name="Calibri" fo:color="#365F9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0833in"/>
      <style:text-properties style:font-name="Times" style:font-name-complex="Times" fo:font-size="12pt" style:font-size-asian="12pt" style:font-size-complex="12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rial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line1" style:display-name="line1" style:family="paragraph">
      <style:paragraph-properties fo:widows="2" fo:orphans="2" fo:text-align="center" fo:line-height="0.1666in"/>
      <style:text-properties style:font-name="Friz Quadrata" style:font-name-complex="Friz Quadrata" fo:letter-spacing="0.0555in" fo:font-size="11pt" style:font-size-asian="11pt" style:font-size-complex="11pt" style:language-complex="ar" style:country-complex="SA" fo:hyphenate="false"/>
    </style:style>
    <style:style style:name="lines" style:display-name="lines+" style:family="paragraph">
      <style:paragraph-properties fo:widows="2" fo:orphans="2" fo:text-align="center" fo:line-height="0.1527in"/>
      <style:text-properties style:font-name="Optima" style:font-name-complex="Optima" fo:letter-spacing="-0.0277in" fo:font-size="9pt" style:font-size-asian="9pt" style:font-size-complex="9pt" style:language-complex="ar" style:country-complex="SA" fo:hyphenate="false"/>
    </style:style>
    <style:style style:name="linesplus" style:display-name="linesplus" style:family="paragraph" style:parent-style-name="lines">
      <style:text-properties fo:hyphenate="false"/>
    </style:style>
    <style:style style:name="DocumentMap" style:display-name="Document Map" style:family="paragraph" style:parent-style-name="Standard">
      <style:text-properties style:font-name="Lucida Grande" fo:hyphenate="false"/>
    </style:style>
    <style:style style:name="Title" style:display-name="Title" style:family="paragraph" style:parent-style-name="Standard" style:next-style-name="Subtitle">
      <style:paragraph-properties fo:margin-bottom="0in"/>
      <style:text-properties style:font-name="Calibri" fo:font-weight="bold" style:font-weight-asian="bold" style:font-weight-complex="bold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Textbody">
      <style:paragraph-properties fo:margin-bottom="0.1111in"/>
      <style:text-properties style:font-name="Cambria" fo:font-style="italic" style:font-style-asian="italic" style:font-style-complex="italic" fo:color="#5A5A5A" fo:letter-spacing="0.0104in" fo:font-size="11pt" style:font-size-asian="11pt" style:font-size-complex="11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complex="Times New Roman" style:language-asian="zh" style:country-asian="CN" fo:hyphenate="false"/>
    </style:style>
    <style:style style:name="HeaderChar" style:display-name="Header Char" style:family="text" style:parent-style-name="DefaultParagraphFont">
      <style:text-properties style:font-name="Times" style:font-name-complex="Times" fo:font-size="12pt" style:font-size-asian="12pt"/>
    </style:style>
    <style:style style:name="FooterChar" style:display-name="Footer Char" style:family="text" style:parent-style-name="DefaultParagraphFont">
      <style:text-properties style:font-name="Times" style:font-name-complex="Times" fo:font-size="12pt" style:font-size-asian="12pt"/>
    </style:style>
    <style:style style:name="DocumentMapChar" style:display-name="Document Map Char" style:family="text" style:parent-style-name="DefaultParagraphFont">
      <style:text-properties style:font-name="Lucida Grande" style:font-name-complex="Times" fo:font-size="12pt" style:font-size-asian="12pt"/>
    </style:style>
    <style:style style:name="Heading1Char" style:display-name="Heading 1 Char" style:family="text" style:parent-style-name="DefaultParagraphFont">
      <style:text-properties style:font-name="Calibri" fo:color="#365F91" fo:font-size="16pt" style:font-size-asian="16pt" style:font-size-complex="16pt" style:language-complex="ar" style:country-complex="SA"/>
    </style:style>
    <style:style style:name="Heading2Char" style:display-name="Heading 2 Char" style:family="text" style:parent-style-name="DefaultParagraphFont">
      <style:text-properties style:font-name="Calibri" fo:color="#365F91" fo:font-size="13pt" style:font-size-asian="13pt" style:font-size-complex="13pt" style:language-complex="ar" style:country-complex="SA"/>
    </style:style>
    <style:style style:name="TitleChar" style:display-name="Title Char" style:family="text" style:parent-style-name="DefaultParagraphFont">
      <style:text-properties style:font-name="Calibri" fo:letter-spacing="-0.0069in" style:letter-kerning="true" fo:font-size="28pt" style:font-size-asian="28pt" style:font-size-complex="28pt" style:language-complex="ar" style:country-complex="SA"/>
    </style:style>
    <style:style style:name="SubtitleChar" style:display-name="Subtitle Char" style:family="text" style:parent-style-name="DefaultParagraphFont">
      <style:text-properties style:font-name="Cambria" fo:color="#5A5A5A" fo:letter-spacing="0.0104in" fo:font-size="11pt" style:font-size-asian="11pt" style:font-size-complex="11pt" style:language-complex="ar" style:country-complex="SA"/>
    </style:style>
    <style:style style:name="apple-converted-space" style:display-name="apple-converted-space" style:family="text" style:parent-style-name="DefaultParagraphFont"/>
    <style:style style:name="DateChar" style:display-name="Date Char" style:family="text" style:parent-style-name="DefaultParagraphFont">
      <style:text-properties style:font-name="Times" style:font-name-complex="Times" fo:font-size="12pt" style:font-size-asian="12pt" style:font-size-complex="12pt" style:language-complex="ar" style:country-complex="SA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ext:p text:style-name="Header"><text:tab/><draw:frame draw:style-name="a0" draw:name="graphics1" text:anchor-type="as-char" svg:x="0in" svg:y="0in" svg:width="2.8898in" svg:height="2.3598in" style:rel-width="scale" style:rel-height="scale"><draw:image xlink:href="media/image1.emf" xlink:type="simple" xlink:show="embed" xlink:actuate="onLoad"/><svg:title/><svg:desc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 </dc:title>
    <meta:initial-creator>Microsoft Office User</meta:initial-creator>
    <dc:creator>JIAXIN HU</dc:creator>
    <meta:creation-date>2019-08-17T01:27:00Z</meta:creation-date>
    <dc:date>2022-01-09T22:22:00Z</dc:date>
    <meta:print-date>2020-09-22T13:55:00Z</meta:print-date>
    <meta:template xlink:href="Normal.dotm" xlink:type="simple"/>
    <meta:editing-cycles>16</meta:editing-cycles>
    <meta:editing-duration>PT9480S</meta:editing-duration>
    <meta:user-defined meta:name="AppVersion">16.0000</meta:user-defined>
    <meta:user-defined meta:name="Company">UW Pub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86" meta:character-count="2587" meta:row-count="18" meta:non-whitespace-character-count="2206"/>
  </office:meta>
</office:document-meta>
</file>